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BCACC85E03BE919F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0.635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0.635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9.527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13.971cm" svg:y="0.635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9.527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8.415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8.417cm">
          <draw:image xlink:href="Pictures/10000201000001F4000002BCACC85E03BE919FD3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8.417cm">
          <draw:image xlink:href="Pictures/10000201000001F4000002BCACC85E03BE919FD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9-02-23T15:26:05.155102845</dc:date>
    <meta:editing-duration>PT9M58S</meta:editing-duration>
    <meta:editing-cycles>15</meta:editing-cycles>
    <meta:generator>LibreOffice/5.1.6.2$Linux_X86_64 LibreOffice_project/10m0$Build-2</meta:generator>
    <meta:print-date>2018-08-16T21:31:35.468843143</meta:print-date>
    <meta:document-statistic meta:object-count="9"/>
  </office:meta>
</office:document-meta>
</file>